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verdana" svg:font-family="verdana, arial, helvetica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 style:list-style-name="L1">
      <style:text-properties style:font-name="verdana" fo:font-size="10pt"/>
    </style:style>
    <style:style style:name="P2" style:family="paragraph" style:parent-style-name="Standard">
      <style:text-properties style:font-name="verdana" fo:font-size="10pt"/>
    </style:style>
    <style:style style:name="T1" style:family="text">
      <style:text-properties style:font-name="verdana" fo:font-size="10pt"/>
    </style:style>
    <style:style style:name="T2" style:family="text" style:parent-style-name="Strong_20_Emphasis">
      <style:text-properties fo:color="#cc0000" fo:background-color="#ffffff"/>
    </style:style>
    <style:style style:name="T3" style:family="text">
      <style:text-properties style:text-position="33% 80%"/>
    </style:style>
    <text:list-style style:name="L1">
      <text:list-level-style-number text:level="1" text:style-name="Numbering_20_Symbols" style:num-suffix="." style:num-format="I" text:start-value="100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ited:</text:span></text:p>
      <text:list text:style-name="L1">
        <text:list-item>
          <text:p text:style-name="P1">Szymanski and J. Barciszewski<text:line-break/><text:span text:style-name="Strong_20_Emphasis">Aminoacyl-</text:span><text:span text:style-name="Strong_20_Emphasis"><text:span text:style-name="T2">tRNA</text:span></text:span><text:span text:style-name="Strong_20_Emphasis"> synthetases </text:span><text:span text:style-name="Strong_20_Emphasis"><text:span text:style-name="T2">data</text:span></text:span><text:span text:style-name="Strong_20_Emphasis">base Y2K</text:span><text:line-break/>Nucleic Acids Res., January 1, 2000; 28(1): 326 – 328.</text:p>
        </text:list-item>
      </text:list>
      <text:p text:style-name="P2">Aminoacyl-<text:span text:style-name="T2">tRNA</text:span> synthetases (AARSs) are the key components of the protein<text:span text:style-name="T3"> </text:span>biosynthesis machinery. They are responsible for maintaining the fidelity<text:span text:style-name="T3"> </text:span>of transfer of genetic information from DNA into protein. The <text:span text:style-name="T2">data</text:span>base is a<text:span text:style-name="T3"> </text:span>compilation of amino acid sequences of all aminoacyl- <text:span text:style-name="T2">tRNA</text:span> synthetases<text:span text:style-name="T3"> </text:span>known to date. It contains 422 primary structures of the AARSs available as<text:span text:style-name="T3"> </text:span>separate entries or alignments of related proteins. The <text:span text:style-name="T2">data</text:span>base is<text:span text:style-name="T3"> </text:span>available via the World Wide Web at<text:span text:style-name="T3"> </text:span>http://rose.man.poznan.pl/aars/index.html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verdana" svg:font-family="verdana, arial, helvetica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3-10T13:43:58</meta:creation-date>
    <dc:date>2008-03-10T13:48:04</dc:date>
    <dc:language>en-US</dc:language>
    <meta:editing-cycles>3</meta:editing-cycles>
    <meta:editing-duration>PT4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97" meta:character-count="646"/>
  </office:meta>
</office:document-meta>
</file>